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4146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8" table:number-rows-spanned="1">
            <text:p>BOLETIM ESCOLAR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DISCIPLINAS</text:p>
          </table:table-cell>
          <table:table-cell table:style-name="ce2" office:value-type="string" calcext:value-type="string">
            <text:p>1º BIMESTRE</text:p>
          </table:table-cell>
          <table:table-cell table:style-name="ce2" office:value-type="string" calcext:value-type="string">
            <text:p>2º BIMESTRE</text:p>
          </table:table-cell>
          <table:table-cell table:style-name="ce2" office:value-type="string" calcext:value-type="string">
            <text:p>3º BIMESTRE</text:p>
          </table:table-cell>
          <table:table-cell table:style-name="ce2" office:value-type="string" calcext:value-type="string">
            <text:p>4º BIMESTRE</text:p>
          </table:table-cell>
          <table:table-cell table:style-name="ce2" office:value-type="string" calcext:value-type="string">
            <text:p>SOM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SITUAÇÃO</text:p>
          </table:table-cell>
        </table:table-row>
        <table:table-row table:style-name="ro3">
          <table:table-cell office:value-type="string" calcext:value-type="string">
            <text:p>PORTUGUÊ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formula="of:=SUM([.B3:.E3])" office:value-type="float" office:value="32.5" calcext:value-type="float">
            <text:p>32.5</text:p>
          </table:table-cell>
          <table:table-cell table:formula="of:=AVERAGE([.B3:.E3])" office:value-type="float" office:value="8.125" calcext:value-type="float">
            <text:p>8.125</text:p>
          </table:table-cell>
          <table:table-cell table:formula="of:=IF([.G3]&gt;7;&quot;Aprovado&quot;;IF([.G3]&gt;5;&quot;Recuperação&quot;;&quot;Reprovado&quot;))" office:value-type="string" office:string-value="Aprovado" calcext:value-type="string">
            <text:p>Aprovado</text:p>
          </table:table-cell>
        </table:table-row>
        <table:table-row table:style-name="ro3">
          <table:table-cell office:value-type="string" calcext:value-type="string">
            <text:p>MATEMÁTIC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4:.E4])" office:value-type="float" office:value="24" calcext:value-type="float">
            <text:p>24</text:p>
          </table:table-cell>
          <table:table-cell table:formula="of:=AVERAGE([.B4:.E4])" office:value-type="float" office:value="6" calcext:value-type="float">
            <text:p>6</text:p>
          </table:table-cell>
          <table:table-cell table:formula="of:=IF([.G4]&gt;7;&quot;Aprovado&quot;;IF([.G4]&gt;5;&quot;Recuperação&quot;;&quot;Reprovado&quot;))" office:value-type="string" office:string-value="Recuperação" calcext:value-type="string">
            <text:p>Recuperação</text:p>
          </table:table-cell>
        </table:table-row>
        <table:table-row table:style-name="ro4">
          <table:table-cell office:value-type="string" calcext:value-type="string">
            <text:p>HISTORIA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5:.E5])" office:value-type="float" office:value="29.5" calcext:value-type="float">
            <text:p>29.5</text:p>
          </table:table-cell>
          <table:table-cell table:formula="of:=AVERAGE([.B5:.E5])" office:value-type="float" office:value="7.375" calcext:value-type="float">
            <text:p>7.375</text:p>
          </table:table-cell>
          <table:table-cell table:formula="of:=IF([.G5]&gt;7;&quot;Aprovado&quot;;IF([.G5]&gt;5;&quot;Recuperação&quot;;&quot;Reprovado&quot;))" office:value-type="string" office:string-value="Aprovado" calcext:value-type="string">
            <text:p>Aprovado</text:p>
          </table:table-cell>
        </table:table-row>
        <table:table-row table:style-name="ro3">
          <table:table-cell office:value-type="string" calcext:value-type="string">
            <text:p>GEOGRAFI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6:.E6])" office:value-type="float" office:value="21" calcext:value-type="float">
            <text:p>21</text:p>
          </table:table-cell>
          <table:table-cell table:formula="of:=AVERAGE([.B6:.E6])" office:value-type="float" office:value="5.25" calcext:value-type="float">
            <text:p>5.25</text:p>
          </table:table-cell>
          <table:table-cell table:formula="of:=IF([.G6]&gt;7;&quot;Aprovado&quot;;IF([.G6]&gt;5;&quot;Recuperação&quot;;&quot;Reprovado&quot;))" office:value-type="string" office:string-value="Recuperação" calcext:value-type="string">
            <text:p>Recuperação</text:p>
          </table:table-cell>
        </table:table-row>
        <table:table-row table:style-name="ro3">
          <table:table-cell office:value-type="string" calcext:value-type="string">
            <text:p>QUIMICA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table:formula="of:=SUM([.B7:.E7])" office:value-type="float" office:value="33" calcext:value-type="float">
            <text:p>33</text:p>
          </table:table-cell>
          <table:table-cell table:formula="of:=AVERAGE([.B7:.E7])" office:value-type="float" office:value="8.25" calcext:value-type="float">
            <text:p>8.25</text:p>
          </table:table-cell>
          <table:table-cell table:formula="of:=IF([.G7]&gt;7;&quot;Aprovado&quot;;IF([.G7]&gt;5;&quot;Recuperação&quot;;&quot;Reprovado&quot;))" office:value-type="string" office:string-value="Aprovado" calcext:value-type="string">
            <text:p>Aprovado</text:p>
          </table:table-cell>
        </table:table-row>
        <table:table-row table:style-name="ro3">
          <table:table-cell office:value-type="string" calcext:value-type="string">
            <text:p>FILOSOFI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B8:.E8])" office:value-type="float" office:value="15" calcext:value-type="float">
            <text:p>15</text:p>
          </table:table-cell>
          <table:table-cell table:formula="of:=AVERAGE([.B8:.E8])" office:value-type="float" office:value="3.75" calcext:value-type="float">
            <text:p>3.75</text:p>
          </table:table-cell>
          <table:table-cell table:formula="of:=IF([.G8]&gt;7;&quot;Aprovado&quot;;IF([.G8]&gt;5;&quot;Recuperação&quot;;&quot;Reprovado&quot;))" office:value-type="string" office:string-value="Reprovado" calcext:value-type="string">
            <text:p>Reprovado</text:p>
          </table:table-cell>
        </table:table-row>
        <table:table-row table:style-name="ro3">
          <table:table-cell office:value-type="string" calcext:value-type="string">
            <text:p>FISIC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B9:.E9])" office:value-type="float" office:value="34" calcext:value-type="float">
            <text:p>34</text:p>
          </table:table-cell>
          <table:table-cell table:formula="of:=AVERAGE([.B9:.E9])" office:value-type="float" office:value="8.5" calcext:value-type="float">
            <text:p>8.5</text:p>
          </table:table-cell>
          <table:table-cell table:formula="of:=IF([.G9]&gt;7;&quot;Aprovado&quot;;IF([.G9]&gt;5;&quot;Recuperação&quot;;&quot;Reprovado&quot;))" office:value-type="string" office:string-value="Aprovado" calcext:value-type="string">
            <text:p>Aprovado</text:p>
          </table:table-cell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42:25.272436660</meta:creation-date>
    <dc:date>2023-05-01T12:17:06.602554295</dc:date>
    <meta:editing-duration>PT34M42S</meta:editing-duration>
    <meta:editing-cycles>1</meta:editing-cycles>
    <meta:document-statistic meta:table-count="1" meta:cell-count="65" meta:object-count="0"/>
    <meta:generator>LibreOffice/7.5.2.2$Linux_X86_64 LibreOffice_project/50$Build-2</meta:generator>
  </office:meta>
</office:document-meta>
</file>